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$R,~\text{кОм}$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$x,~\text{см}$</text:p>
          </table:table-cell>
          <table:table-cell office:value-type="float" office:value="5.6" calcext:value-type="float">
            <text:p>5.6</text:p>
          </table:table-cell>
          <table:table-cell office:value-type="float" office:value="6.3" calcext:value-type="float">
            <text:p>6.3</text:p>
          </table:table-cell>
          <table:table-cell office:value-type="float" office:value="7.2" calcext:value-type="float">
            <text:p>7.2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  <table:table-cell office:value-type="float" office:value="16.9" calcext:value-type="float">
            <text:p>16.9</text:p>
          </table:table-cell>
          <table:table-cell office:value-type="float" office:value="20.3" calcext:value-type="float">
            <text:p>20.3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$I, нА$</text:p>
          </table:table-cell>
          <table:table-cell table:formula="of:=1.32 /2000 * 1/([.B1]*1000  + 475) * 10^9" office:value-type="float" office:value="7.29483282674772" calcext:value-type="float">
            <text:p>7.29483282674772</text:p>
          </table:table-cell>
          <table:table-cell table:formula="of:=1.32 /2000 * 1/([.C1]*1000  + 475) * 10^9" office:value-type="float" office:value="8.20130475302889" calcext:value-type="float">
            <text:p>8.20130475302889</text:p>
          </table:table-cell>
          <table:table-cell table:formula="of:=1.32 /2000 * 1/([.D1]*1000  + 475) * 10^9" office:value-type="float" office:value="9.36502305782192" calcext:value-type="float">
            <text:p>9.36502305782192</text:p>
          </table:table-cell>
          <table:table-cell table:formula="of:=1.32 /2000 * 1/([.E1]*1000  + 475) * 10^9" office:value-type="float" office:value="10.9136006614303" calcext:value-type="float">
            <text:p>10.9136006614303</text:p>
          </table:table-cell>
          <table:table-cell table:formula="of:=1.32 /2000 * 1/([.F1]*1000  + 475) * 10^9" office:value-type="float" office:value="13.075780089153" calcext:value-type="float">
            <text:p>13.075780089153</text:p>
          </table:table-cell>
          <table:table-cell table:formula="of:=1.32 /2000 * 1/([.G1]*1000  + 475) * 10^9" office:value-type="float" office:value="16.3063619518221" calcext:value-type="float">
            <text:p>16.3063619518221</text:p>
          </table:table-cell>
          <table:table-cell table:formula="of:=1.32 /2000 * 1/([.H1]*1000  + 475) * 10^9" office:value-type="float" office:value="21.6570959803117" calcext:value-type="float">
            <text:p>21.6570959803117</text:p>
          </table:table-cell>
          <table:table-cell table:formula="of:=1.32 /2000 * 1/([.I1]*1000  + 475) * 10^9" office:value-type="float" office:value="25.9077526987242" calcext:value-type="float">
            <text:p>25.9077526987242</text:p>
          </table:table-cell>
          <table:table-cell table:formula="of:=1.32 /2000 * 1/([.J1]*1000  + 475) * 10^9" office:value-type="float" office:value="28.1150159744409" calcext:value-type="float">
            <text:p>28.1150159744409</text:p>
          </table:table-cell>
          <table:table-cell table:number-columns-repeated="2"/>
          <table:table-cell table:formula="of:=[.M1]*[.M2]*(2)" office:value-type="float" office:value="3.2768" calcext:value-type="float">
            <text:p>3.2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00:35:29.398563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0:12:20.103033387</meta:creation-date>
    <dc:date>2017-09-13T00:43:56.274999343</dc:date>
    <meta:editing-duration>PT11M4S</meta:editing-duration>
    <meta:editing-cycles>2</meta:editing-cycles>
    <meta:generator>LibreOffice/5.3.1.2$Linux_X86_64 LibreOffice_project/30m0$Build-2</meta:generator>
    <meta:document-statistic meta:table-count="1" meta:cell-count="35" meta:object-count="0"/>
  </office:meta>
</office:document-meta>
</file>